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453.09pt"/>
    </style:style>
    <style:style style:name="co3" style:family="table-column">
      <style:table-column-properties fo:break-before="auto" style:column-width="217.64pt"/>
    </style:style>
    <style:style style:name="co4" style:family="table-column">
      <style:table-column-properties fo:break-before="auto" style:column-width="196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@CsvBindByPosition(position = </text:p>
          </table:table-cell>
          <table:table-cell table:style-name="ce3" office:value-type="string" calcext:value-type="string">
            <text:p>@CsvBindByPosition(position = 0) private String date_nr;</text:p>
          </table:table-cell>
          <table:table-cell table:style-name="ce1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ate_nr</text:p>
          </table:table-cell>
          <table:table-cell office:value-type="string" calcext:value-type="string">
            <text:p>Das Datum als Integer yyyymmdd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] &amp; [.A2] &amp; [.E2] &amp; [.B2] &amp; &quot;;&quot;" office:value-type="string" office:string-value="@CsvBindByPosition(position = 0) private String date_nr;" calcext:value-type="string">
            <text:p>@CsvBindByPosition(position = 0) private String date_nr;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au</text:p>
          </table:table-cell>
          <table:table-cell office:value-type="string" calcext:value-type="string">
            <text:p>Gold-Kurs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] &amp; [.A3] &amp; [.E3] &amp; [.B3] &amp; &quot;;&quot;" office:value-type="string" office:string-value="@CsvBindByPosition(position = 1) private String xau;" calcext:value-type="string">
            <text:p>@CsvBindByPosition(position = 1) private String xau;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ag</text:p>
          </table:table-cell>
          <table:table-cell office:value-type="string" calcext:value-type="string">
            <text:p>Silber-Kurs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] &amp; [.A4] &amp; [.E4] &amp; [.B4] &amp; &quot;;&quot;" office:value-type="string" office:string-value="@CsvBindByPosition(position = 2) private String xag;" calcext:value-type="string">
            <text:p>@CsvBindByPosition(position = 2) private String xag;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xpt</text:p>
          </table:table-cell>
          <table:table-cell office:value-type="string" calcext:value-type="string">
            <text:p>Platinum-kurs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] &amp; [.A5] &amp; [.E5] &amp; [.B5] &amp; &quot;;&quot;" office:value-type="string" office:string-value="@CsvBindByPosition(position = 3) private String xpt;" calcext:value-type="string">
            <text:p>@CsvBindByPosition(position = 3) private String xpt;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] &amp; [.A6] &amp; [.E6] &amp; [.B6] &amp; &quot;;&quot;" office:value-type="string" office:string-value="@CsvBindByPosition(position = 4) private String cad;" calcext:value-type="string">
            <text:p>@CsvBindByPosition(position = 4) private String cad;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7] &amp; [.A7] &amp; [.E7] &amp; [.B7] &amp; &quot;;&quot;" office:value-type="string" office:string-value="@CsvBindByPosition(position = 5) private String eur;" calcext:value-type="string">
            <text:p>@CsvBindByPosition(position = 5) private String eur;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8] &amp; [.A8] &amp; [.E8] &amp; [.B8] &amp; &quot;;&quot;" office:value-type="string" office:string-value="@CsvBindByPosition(position = 6) private String jpy;" calcext:value-type="string">
            <text:p>@CsvBindByPosition(position = 6) private String jpy;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9] &amp; [.A9] &amp; [.E9] &amp; [.B9] &amp; &quot;;&quot;" office:value-type="string" office:string-value="@CsvBindByPosition(position = 7) private String gbp;" calcext:value-type="string">
            <text:p>@CsvBindByPosition(position = 7) private String gbp;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0] &amp; [.A10] &amp; [.E10] &amp; [.B10] &amp; &quot;;&quot;" office:value-type="string" office:string-value="@CsvBindByPosition(position = 8) private String chf;" calcext:value-type="string">
            <text:p>@CsvBindByPosition(position = 8) private String chf;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1] &amp; [.A11] &amp; [.E11] &amp; [.B11] &amp; &quot;;&quot;" office:value-type="string" office:string-value="@CsvBindByPosition(position = 9) private String aud;" calcext:value-type="string">
            <text:p>@CsvBindByPosition(position = 9) private String aud;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2] &amp; [.A12] &amp; [.E12] &amp; [.B12] &amp; &quot;;&quot;" office:value-type="string" office:string-value="@CsvBindByPosition(position = 10) private String hkd;" calcext:value-type="string">
            <text:p>@CsvBindByPosition(position = 10) private String hkd;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3] &amp; [.A13] &amp; [.E13] &amp; [.B13] &amp; &quot;;&quot;" office:value-type="string" office:string-value="@CsvBindByPosition(position = 11) private String nzd;" calcext:value-type="string">
            <text:p>@CsvBindByPosition(position = 11) private String nzd;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4] &amp; [.A14] &amp; [.E14] &amp; [.B14] &amp; &quot;;&quot;" office:value-type="string" office:string-value="@CsvBindByPosition(position = 12) private String krw;" calcext:value-type="string">
            <text:p>@CsvBindByPosition(position = 12) private String krw;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5] &amp; [.A15] &amp; [.E15] &amp; [.B15] &amp; &quot;;&quot;" office:value-type="string" office:string-value="@CsvBindByPosition(position = 13) private String mxn;" calcext:value-type="string">
            <text:p>@CsvBindByPosition(position = 13) private String mxn;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xau_prc</text:p>
          </table:table-cell>
          <table:table-cell office:value-type="string" calcext:value-type="string">
            <text:p>Veränderung zum Vortag in %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6] &amp; [.A16] &amp; [.E16] &amp; [.B16] &amp; &quot;;&quot;" office:value-type="string" office:string-value="@CsvBindByPosition(position = 14) private String xau_prc;" calcext:value-type="string">
            <text:p>@CsvBindByPosition(position = 14) private String xau_prc;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xag_prc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7] &amp; [.A17] &amp; [.E17] &amp; [.B17] &amp; &quot;;&quot;" office:value-type="string" office:string-value="@CsvBindByPosition(position = 15) private String xag_prc;" calcext:value-type="string">
            <text:p>@CsvBindByPosition(position = 15) private String xag_prc;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xpt_prc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8] &amp; [.A18] &amp; [.E18] &amp; [.B18] &amp; &quot;;&quot;" office:value-type="string" office:string-value="@CsvBindByPosition(position = 16) private String xpt_prc;" calcext:value-type="string">
            <text:p>@CsvBindByPosition(position = 16) private String xpt_prc;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d_prc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19] &amp; [.A19] &amp; [.E19] &amp; [.B19] &amp; &quot;;&quot;" office:value-type="string" office:string-value="@CsvBindByPosition(position = 17) private String cad_prc;" calcext:value-type="string">
            <text:p>@CsvBindByPosition(position = 17) private String cad_prc;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ur_prc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0] &amp; [.A20] &amp; [.E20] &amp; [.B20] &amp; &quot;;&quot;" office:value-type="string" office:string-value="@CsvBindByPosition(position = 18) private String eur_prc;" calcext:value-type="string">
            <text:p>@CsvBindByPosition(position = 18) private String eur_prc;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jpy_prc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1] &amp; [.A21] &amp; [.E21] &amp; [.B21] &amp; &quot;;&quot;" office:value-type="string" office:string-value="@CsvBindByPosition(position = 19) private String jpy_prc;" calcext:value-type="string">
            <text:p>@CsvBindByPosition(position = 19) private String jpy_prc;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bp_prc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2] &amp; [.A22] &amp; [.E22] &amp; [.B22] &amp; &quot;;&quot;" office:value-type="string" office:string-value="@CsvBindByPosition(position = 20) private String gbp_prc;" calcext:value-type="string">
            <text:p>@CsvBindByPosition(position = 20) private String gbp_prc;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hf_prc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3] &amp; [.A23] &amp; [.E23] &amp; [.B23] &amp; &quot;;&quot;" office:value-type="string" office:string-value="@CsvBindByPosition(position = 21) private String chf_prc;" calcext:value-type="string">
            <text:p>@CsvBindByPosition(position = 21) private String chf_prc;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ud_prc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4] &amp; [.A24] &amp; [.E24] &amp; [.B24] &amp; &quot;;&quot;" office:value-type="string" office:string-value="@CsvBindByPosition(position = 22) private String aud_prc;" calcext:value-type="string">
            <text:p>@CsvBindByPosition(position = 22) private String aud_prc;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kd_prc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5] &amp; [.A25] &amp; [.E25] &amp; [.B25] &amp; &quot;;&quot;" office:value-type="string" office:string-value="@CsvBindByPosition(position = 23) private String hkd_prc;" calcext:value-type="string">
            <text:p>@CsvBindByPosition(position = 23) private String hkd_prc;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zd_prc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6] &amp; [.A26] &amp; [.E26] &amp; [.B26] &amp; &quot;;&quot;" office:value-type="string" office:string-value="@CsvBindByPosition(position = 24) private String nzd_prc;" calcext:value-type="string">
            <text:p>@CsvBindByPosition(position = 24) private String nzd_prc;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krw_prc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7] &amp; [.A27] &amp; [.E27] &amp; [.B27] &amp; &quot;;&quot;" office:value-type="string" office:string-value="@CsvBindByPosition(position = 25) private String krw_prc;" calcext:value-type="string">
            <text:p>@CsvBindByPosition(position = 25) private String krw_prc;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xn_prc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8] &amp; [.A28] &amp; [.E28] &amp; [.B28] &amp; &quot;;&quot;" office:value-type="string" office:string-value="@CsvBindByPosition(position = 26) private String mxn_prc;" calcext:value-type="string">
            <text:p>@CsvBindByPosition(position = 26) private String mxn_prc;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xau_20_volty</text:p>
          </table:table-cell>
          <table:table-cell office:value-type="string" calcext:value-type="string">
            <text:p>Volitiltät (Standardabweichung) der letzten 20 Tage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29] &amp; [.A29] &amp; [.E29] &amp; [.B29] &amp; &quot;;&quot;" office:value-type="string" office:string-value="@CsvBindByPosition(position = 27) private String xau_20_volty;" calcext:value-type="string">
            <text:p>@CsvBindByPosition(position = 27) private String xau_20_volty;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xag_20_volt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0] &amp; [.A30] &amp; [.E30] &amp; [.B30] &amp; &quot;;&quot;" office:value-type="string" office:string-value="@CsvBindByPosition(position = 28) private String xag_20_volty;" calcext:value-type="string">
            <text:p>@CsvBindByPosition(position = 28) private String xag_20_volty;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xpt_20_volty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1] &amp; [.A31] &amp; [.E31] &amp; [.B31] &amp; &quot;;&quot;" office:value-type="string" office:string-value="@CsvBindByPosition(position = 29) private String xpt_20_volty;" calcext:value-type="string">
            <text:p>@CsvBindByPosition(position = 29) private String xpt_20_volty;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d_20_volt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2] &amp; [.A32] &amp; [.E32] &amp; [.B32] &amp; &quot;;&quot;" office:value-type="string" office:string-value="@CsvBindByPosition(position = 30) private String cad_20_volty;" calcext:value-type="string">
            <text:p>@CsvBindByPosition(position = 30) private String cad_20_volty;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eur_20_volty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3] &amp; [.A33] &amp; [.E33] &amp; [.B33] &amp; &quot;;&quot;" office:value-type="string" office:string-value="@CsvBindByPosition(position = 31) private String eur_20_volty;" calcext:value-type="string">
            <text:p>@CsvBindByPosition(position = 31) private String eur_20_volty;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py_20_volt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4] &amp; [.A34] &amp; [.E34] &amp; [.B34] &amp; &quot;;&quot;" office:value-type="string" office:string-value="@CsvBindByPosition(position = 32) private String jpy_20_volty;" calcext:value-type="string">
            <text:p>@CsvBindByPosition(position = 32) private String jpy_20_volty;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bp_20_volty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5] &amp; [.A35] &amp; [.E35] &amp; [.B35] &amp; &quot;;&quot;" office:value-type="string" office:string-value="@CsvBindByPosition(position = 33) private String gbp_20_volty;" calcext:value-type="string">
            <text:p>@CsvBindByPosition(position = 33) private String gbp_20_volty;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hf_20_volt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6] &amp; [.A36] &amp; [.E36] &amp; [.B36] &amp; &quot;;&quot;" office:value-type="string" office:string-value="@CsvBindByPosition(position = 34) private String chf_20_volty;" calcext:value-type="string">
            <text:p>@CsvBindByPosition(position = 34) private String chf_20_volty;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ud_20_volty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7] &amp; [.A37] &amp; [.E37] &amp; [.B37] &amp; &quot;;&quot;" office:value-type="string" office:string-value="@CsvBindByPosition(position = 35) private String aud_20_volty;" calcext:value-type="string">
            <text:p>@CsvBindByPosition(position = 35) private String aud_20_volty;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hkd_20_volt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8] &amp; [.A38] &amp; [.E38] &amp; [.B38] &amp; &quot;;&quot;" office:value-type="string" office:string-value="@CsvBindByPosition(position = 36) private String hkd_20_volty;" calcext:value-type="string">
            <text:p>@CsvBindByPosition(position = 36) private String hkd_20_volty;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zd_20_volty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39] &amp; [.A39] &amp; [.E39] &amp; [.B39] &amp; &quot;;&quot;" office:value-type="string" office:string-value="@CsvBindByPosition(position = 37) private String nzd_20_volty;" calcext:value-type="string">
            <text:p>@CsvBindByPosition(position = 37) private String nzd_20_volty;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krw_20_volt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0] &amp; [.A40] &amp; [.E40] &amp; [.B40] &amp; &quot;;&quot;" office:value-type="string" office:string-value="@CsvBindByPosition(position = 38) private String krw_20_volty;" calcext:value-type="string">
            <text:p>@CsvBindByPosition(position = 38) private String krw_20_volty;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xn_20_volty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1] &amp; [.A41] &amp; [.E41] &amp; [.B41] &amp; &quot;;&quot;" office:value-type="string" office:string-value="@CsvBindByPosition(position = 39) private String mxn_20_volty;" calcext:value-type="string">
            <text:p>@CsvBindByPosition(position = 39) private String mxn_20_volty;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tc_close</text:p>
          </table:table-cell>
          <table:table-cell office:value-type="string" calcext:value-type="string">
            <text:p>Bitcoin-Kurs per Tagesende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2] &amp; [.A42] &amp; [.E42] &amp; [.B42] &amp; &quot;;&quot;" office:value-type="string" office:string-value="@CsvBindByPosition(position = 40) private String btc_close;" calcext:value-type="string">
            <text:p>@CsvBindByPosition(position = 40) private String btc_close;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tc_volume</text:p>
          </table:table-cell>
          <table:table-cell office:value-type="string" calcext:value-type="string">
            <text:p>Stückzahl gehandelt am Tag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3] &amp; [.A43] &amp; [.E43] &amp; [.B43] &amp; &quot;;&quot;" office:value-type="string" office:string-value="@CsvBindByPosition(position = 41) private String btc_volume;" calcext:value-type="string">
            <text:p>@CsvBindByPosition(position = 41) private String btc_volume;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tc_close_20_volty</text:p>
          </table:table-cell>
          <table:table-cell office:value-type="string" calcext:value-type="string">
            <text:p>Volitiltät (Standardabweichung) der letzten 20 Tage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4] &amp; [.A44] &amp; [.E44] &amp; [.B44] &amp; &quot;;&quot;" office:value-type="string" office:string-value="@CsvBindByPosition(position = 42) private String btc_close_20_volty;" calcext:value-type="string">
            <text:p>@CsvBindByPosition(position = 42) private String btc_close_20_volty;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tc_volume_20_volty</text:p>
          </table:table-cell>
          <table:table-cell office:value-type="string" calcext:value-type="string">
            <text:p>Volitiltät (Standardabweichung) der letzten 20 Tage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5] &amp; [.A45] &amp; [.E45] &amp; [.B45] &amp; &quot;;&quot;" office:value-type="string" office:string-value="@CsvBindByPosition(position = 43) private String btc_volume_20_volty;" calcext:value-type="string">
            <text:p>@CsvBindByPosition(position = 43) private String btc_volume_20_volty;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tc_1_volty</text:p>
          </table:table-cell>
          <table:table-cell office:value-type="string" calcext:value-type="string">
            <text:p>Unterschied zwischen High und Low am Tag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6] &amp; [.A46] &amp; [.E46] &amp; [.B46] &amp; &quot;;&quot;" office:value-type="string" office:string-value="@CsvBindByPosition(position = 44) private String btc_1_volty;" calcext:value-type="string">
            <text:p>@CsvBindByPosition(position = 44) private String btc_1_volty;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th_close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7] &amp; [.A47] &amp; [.E47] &amp; [.B47] &amp; &quot;;&quot;" office:value-type="string" office:string-value="@CsvBindByPosition(position = 45) private String eth_close;" calcext:value-type="string">
            <text:p>@CsvBindByPosition(position = 45) private String eth_close;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th_volume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8] &amp; [.A48] &amp; [.E48] &amp; [.B48] &amp; &quot;;&quot;" office:value-type="string" office:string-value="@CsvBindByPosition(position = 46) private String eth_volume;" calcext:value-type="string">
            <text:p>@CsvBindByPosition(position = 46) private String eth_volume;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eth_close_20_volty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49] &amp; [.A49] &amp; [.E49] &amp; [.B49] &amp; &quot;;&quot;" office:value-type="string" office:string-value="@CsvBindByPosition(position = 47) private String eth_close_20_volty;" calcext:value-type="string">
            <text:p>@CsvBindByPosition(position = 47) private String eth_close_20_volty;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th_volume_20_volt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0] &amp; [.A50] &amp; [.E50] &amp; [.B50] &amp; &quot;;&quot;" office:value-type="string" office:string-value="@CsvBindByPosition(position = 48) private String eth_volume_20_volty;" calcext:value-type="string">
            <text:p>@CsvBindByPosition(position = 48) private String eth_volume_20_volty;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th_1_volty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1] &amp; [.A51] &amp; [.E51] &amp; [.B51] &amp; &quot;;&quot;" office:value-type="string" office:string-value="@CsvBindByPosition(position = 49) private String eth_1_volty;" calcext:value-type="string">
            <text:p>@CsvBindByPosition(position = 49) private String eth_1_volty;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ltc_close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2] &amp; [.A52] &amp; [.E52] &amp; [.B52] &amp; &quot;;&quot;" office:value-type="string" office:string-value="@CsvBindByPosition(position = 50) private String ltc_close;" calcext:value-type="string">
            <text:p>@CsvBindByPosition(position = 50) private String ltc_close;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ltc_volume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3] &amp; [.A53] &amp; [.E53] &amp; [.B53] &amp; &quot;;&quot;" office:value-type="string" office:string-value="@CsvBindByPosition(position = 51) private String ltc_volume;" calcext:value-type="string">
            <text:p>@CsvBindByPosition(position = 51) private String ltc_volume;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ltc_close_20_volt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4] &amp; [.A54] &amp; [.E54] &amp; [.B54] &amp; &quot;;&quot;" office:value-type="string" office:string-value="@CsvBindByPosition(position = 52) private String ltc_close_20_volty;" calcext:value-type="string">
            <text:p>@CsvBindByPosition(position = 52) private String ltc_close_20_volty;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ltc_volume_20_volty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5] &amp; [.A55] &amp; [.E55] &amp; [.B55] &amp; &quot;;&quot;" office:value-type="string" office:string-value="@CsvBindByPosition(position = 53) private String ltc_volume_20_volty;" calcext:value-type="string">
            <text:p>@CsvBindByPosition(position = 53) private String ltc_volume_20_volty;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tc_1_volty</text:p>
          </table:table-cell>
          <table:table-cell office:value-type="string" calcext:value-type="string">
            <text:p>usw.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6] &amp; [.A56] &amp; [.E56] &amp; [.B56] &amp; &quot;;&quot;" office:value-type="string" office:string-value="@CsvBindByPosition(position = 54) private String ltc_1_volty;" calcext:value-type="string">
            <text:p>@CsvBindByPosition(position = 54) private String ltc_1_volty;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tc_close_prc_nextday</text:p>
          </table:table-cell>
          <table:table-cell office:value-type="string" calcext:value-type="string">
            <text:p>Bitcoin-Kurs per Tagesende – Morgen!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7] &amp; [.A57] &amp; [.E57] &amp; [.B57] &amp; &quot;;&quot;" office:value-type="string" office:string-value="@CsvBindByPosition(position = 55) private String btc_close_prc_nextday;" calcext:value-type="string">
            <text:p>@CsvBindByPosition(position = 55) private String btc_close_prc_nextday;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tc_price_direction</text:p>
          </table:table-cell>
          <table:table-cell office:value-type="string" calcext:value-type="string">
            <text:p>Der Bitcoinkurs von morgen im Vergleich zu heute (1,0,-1 = aufsteigend, keine Veränderung, absteigend)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8] &amp; [.A58] &amp; [.E58] &amp; [.B58] &amp; &quot;;&quot;" office:value-type="string" office:string-value="@CsvBindByPosition(position = 56) private String btc_price_direction;" calcext:value-type="string">
            <text:p>@CsvBindByPosition(position = 56) private String btc_price_direction;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tc_prc_bucket</text:p>
          </table:table-cell>
          <table:table-cell office:value-type="string" calcext:value-type="string">
            <text:p>Der Bitcoinkurs von morgen im Vergleich zu heute als %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59] &amp; [.A59] &amp; [.E59] &amp; [.B59] &amp; &quot;;&quot;" office:value-type="string" office:string-value="@CsvBindByPosition(position = 57) private String btc_prc_bucket;" calcext:value-type="string">
            <text:p>@CsvBindByPosition(position = 57) private String btc_prc_bucket;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Anzahl Events, die mit China zu haben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0] &amp; [.A60] &amp; [.E60] &amp; [.B60] &amp; &quot;;&quot;" office:value-type="string" office:string-value="@CsvBindByPosition(position = 58) private String CHN;" calcext:value-type="string">
            <text:p>@CsvBindByPosition(position = 58) private String CHN;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nzahl Events, die mit China zu haben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1] &amp; [.A61] &amp; [.E61] &amp; [.B61] &amp; &quot;;&quot;" office:value-type="string" office:string-value="@CsvBindByPosition(position = 59) private String RUS;" calcext:value-type="string">
            <text:p>@CsvBindByPosition(position = 59) private String RUS;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nzahl Events, die mit China zu haben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2] &amp; [.A62] &amp; [.E62] &amp; [.B62] &amp; &quot;;&quot;" office:value-type="string" office:string-value="@CsvBindByPosition(position = 60) private String KOR;" calcext:value-type="string">
            <text:p>@CsvBindByPosition(position = 60) private String KOR;</text:p>
          </table:table-cell>
          <table:table-cell table:number-columns-repeated="101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nzahl Events, die mit China zu haben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3] &amp; [.A63] &amp; [.E63] &amp; [.B63] &amp; &quot;;&quot;" office:value-type="string" office:string-value="@CsvBindByPosition(position = 61) private String NGA;" calcext:value-type="string">
            <text:p>@CsvBindByPosition(position = 61) private String NGA;</text:p>
          </table:table-cell>
          <table:table-cell table:number-columns-repeated="101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nzahl Events, die mit China zu haben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4] &amp; [.A64] &amp; [.E64] &amp; [.B64] &amp; &quot;;&quot;" office:value-type="string" office:string-value="@CsvBindByPosition(position = 62) private String AF;" calcext:value-type="string">
            <text:p>@CsvBindByPosition(position = 62) private String AF;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zahl Events, die mit China zu haben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5] &amp; [.A65] &amp; [.E65] &amp; [.B65] &amp; &quot;;&quot;" office:value-type="string" office:string-value="@CsvBindByPosition(position = 63) private String AN;" calcext:value-type="string">
            <text:p>@CsvBindByPosition(position = 63) private String AN;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nzahl Events, die mit China zu haben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6] &amp; [.A66] &amp; [.E66] &amp; [.B66] &amp; &quot;;&quot;" office:value-type="string" office:string-value="@CsvBindByPosition(position = 64) private String AS;" calcext:value-type="string">
            <text:p>@CsvBindByPosition(position = 64) private String AS;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Anzahl Events, die mit China zu haben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7] &amp; [.A67] &amp; [.E67] &amp; [.B67] &amp; &quot;;&quot;" office:value-type="string" office:string-value="@CsvBindByPosition(position = 65) private String EU;" calcext:value-type="string">
            <text:p>@CsvBindByPosition(position = 65) private String EU;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zahl Events, die mit China zu haben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8] &amp; [.A68] &amp; [.E68] &amp; [.B68] &amp; &quot;;&quot;" office:value-type="string" office:string-value="@CsvBindByPosition(position = 66) private String NA;" calcext:value-type="string">
            <text:p>@CsvBindByPosition(position = 66) private String NA;</text:p>
          </table:table-cell>
          <table:table-cell table:number-columns-repeated="101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nzahl Events, die mit China zu haben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69] &amp; [.A69] &amp; [.E69] &amp; [.B69] &amp; &quot;;&quot;" office:value-type="string" office:string-value="@CsvBindByPosition(position = 67) private String OC;" calcext:value-type="string">
            <text:p>@CsvBindByPosition(position = 67) private String OC;</text:p>
          </table:table-cell>
          <table:table-cell table:number-columns-repeated="101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nzahl Events, die mit China zu haben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70] &amp; [.A70] &amp; [.E70] &amp; [.B70] &amp; &quot;;&quot;" office:value-type="string" office:string-value="@CsvBindByPosition(position = 68) private String SA;" calcext:value-type="string">
            <text:p>@CsvBindByPosition(position = 68) private String SA;</text:p>
          </table:table-cell>
          <table:table-cell table:number-columns-repeated="101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Gesamtanzahl Events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71] &amp; [.A71] &amp; [.E71] &amp; [.B71] &amp; &quot;;&quot;" office:value-type="string" office:string-value="@CsvBindByPosition(position = 69) private String totalCount;" calcext:value-type="string">
            <text:p>@CsvBindByPosition(position = 69) private String totalCount;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sAvg</text:p>
          </table:table-cell>
          <table:table-cell office:value-type="string" calcext:value-type="string">
            <text:p>Durchschnitt vom Goldstein-Wert (-10 = sehr negatives Event; 10 = sehr positives Event)</text:p>
          </table:table-cell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72] &amp; [.A72] &amp; [.E72] &amp; [.B72] &amp; &quot;;&quot;" office:value-type="string" office:string-value="@CsvBindByPosition(position = 70) private String gsAvg;" calcext:value-type="string">
            <text:p>@CsvBindByPosition(position = 70) private String gsAvg;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mSum</text:p>
          </table:table-cell>
          <table:table-cell office:value-type="string" calcext:value-type="string">
            <text:p>Summe der “Number of Mentions” (Wie oft ein Event in den Medien erwähnt wurde)</text:p>
          </table:table-cell>
          <table:table-cell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73] &amp; [.A73] &amp; [.E73] &amp; [.B73] &amp; &quot;;&quot;" office:value-type="string" office:string-value="@CsvBindByPosition(position = 71) private String nmSum;" calcext:value-type="string">
            <text:p>@CsvBindByPosition(position = 71) private String nmSum;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 office:value-type="string" calcext:value-type="string">
            <text:p>@CsvBindByPosition(position = </text:p>
          </table:table-cell>
          <table:table-cell office:value-type="string" calcext:value-type="string">
            <text:p>) private String </text:p>
          </table:table-cell>
          <table:table-cell table:formula="of:=[.D74] &amp; [.A74] &amp; [.E74] &amp; [.B74] &amp; &quot;;&quot;" office:value-type="string" office:string-value="@CsvBindByPosition(position = ) private String ;" calcext:value-type="string">
            <text:p>@CsvBindByPosition(position = ) private String ;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6:28:43.444333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2:21:14.393873220</meta:creation-date>
    <dc:date>2018-02-28T16:36:01.301891325</dc:date>
    <meta:editing-duration>PT22H20M8S</meta:editing-duration>
    <meta:editing-cycles>8</meta:editing-cycles>
    <meta:generator>LibreOffice/5.4.5.1$Linux_X86_64 LibreOffice_project/40m0$Build-1</meta:generator>
    <meta:document-statistic meta:table-count="1" meta:cell-count="439" meta:object-count="0"/>
  </office:meta>
</office:document-meta>
</file>